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TICONA CALIZAYA, MELITON PORFIR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TICONA CALIZAYA, MELITON PORFIR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9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9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/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/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1:54:0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